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5.5cm"/>
    </style:style>
    <style:style style:name="gr3" style:family="graphic" style:parent-style-name="standard">
      <style:graphic-properties draw:fill-color="#fcd3c1" draw:textarea-horizontal-align="justify" draw:textarea-vertical-align="middle" draw:auto-grow-height="false" fo:min-height="0.65cm" fo:min-width="6.2cm"/>
    </style:style>
    <style:style style:name="gr4" style:family="graphic" style:parent-style-name="standard">
      <style:graphic-properties draw:fill-color="#fcd3c1" draw:textarea-horizontal-align="justify" draw:textarea-vertical-align="middle" draw:auto-grow-height="false" fo:min-height="0.65cm" fo:min-width="4.5cm"/>
    </style:style>
    <style:style style:name="gr5" style:family="graphic" style:parent-style-name="standard">
      <style:graphic-properties draw:fill-color="#fcd3c1" draw:textarea-horizontal-align="justify" draw:textarea-vertical-align="middle" draw:auto-grow-height="false" fo:min-height="0.65cm" fo:min-width="3.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cd3c1" draw:textarea-horizontal-align="justify" draw:textarea-vertical-align="middle" draw:auto-grow-height="false" fo:min-height="0.65cm" fo:min-width="1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cd3c1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3.2cm" svg:height="0.9cm" svg:x="1.5cm" svg:y="1.8cm">
          <text:p text:style-name="P1">DXF文件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cm" svg:height="0.9cm" svg:x="3.6cm" svg:y="3.6cm">
          <text:p text:style-name="P2">标题（HEADER）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cm" svg:height="0.9cm" svg:x="3.7cm" svg:y="6.4cm">
          <text:p text:style-name="P2">类（CLASSES）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cm" svg:height="0.9cm" svg:x="3.7cm" svg:y="10.9cm">
          <text:p text:style-name="P2">符号表（TABLES）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6cm" svg:height="0.9cm" svg:x="3.7cm" svg:y="12.4cm">
          <text:p text:style-name="P2">块（BLOCKS）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cm" svg:height="0.9cm" svg:x="3.7cm" svg:y="13.8cm">
          <text:p text:style-name="P2">图元（ENTITIES）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cm" svg:height="0.9cm" svg:x="3.7cm" svg:y="15.4cm">
          <text:p text:style-name="P2">对象（OBJECTS）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6.7cm" svg:height="0.9cm" svg:x="7.1cm" svg:y="5cm">
          <text:p text:style-name="P2">system-var（散列表）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cm" svg:height="0.9cm" svg:x="3.6cm" svg:y="3.6cm">
          <text:p text:style-name="P2">标题（HEADER）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cm" svg:height="0.9cm" svg:x="7.1cm" svg:y="7.8cm">
          <text:p text:style-name="P2">classes（列表）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3cm" svg:height="0.9cm" svg:x="10.3cm" svg:y="9.2cm">
          <text:p text:style-name="P2">class（结构）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6cm" svg:y1="8.7cm" svg:x2="10.3cm" svg:y2="9.65cm" draw:start-shape="id1" draw:start-glue-point="2" draw:end-shape="id2" draw:end-glue-point="3" svg:d="M9600 8700v950h700" svg:viewBox="0 0 701 951">
          <text:p/>
        </draw:connector>
        <draw:connector draw:style-name="gr6" draw:text-style-name="P1" draw:layer="layout" svg:x1="3.1cm" svg:y1="2.7cm" svg:x2="3.6cm" svg:y2="4.05cm" draw:start-shape="id3" draw:start-glue-point="2" draw:end-shape="id4" draw:end-glue-point="3" svg:d="M3100 2700v1350h500" svg:viewBox="0 0 501 1351">
          <text:p/>
        </draw:connector>
        <draw:connector draw:style-name="gr6" draw:text-style-name="P1" draw:layer="layout" svg:x1="3.1cm" svg:y1="2.7cm" svg:x2="3.7cm" svg:y2="6.85cm" draw:start-shape="id3" draw:start-glue-point="2" draw:end-shape="id5" draw:end-glue-point="3" svg:d="M3100 2700v4150h600" svg:viewBox="0 0 601 4151">
          <text:p/>
        </draw:connector>
        <draw:connector draw:style-name="gr6" draw:text-style-name="P1" draw:layer="layout" svg:x1="3.1cm" svg:y1="2.7cm" svg:x2="3.7cm" svg:y2="11.35cm" draw:start-shape="id3" draw:start-glue-point="2" draw:end-shape="id6" draw:end-glue-point="3" svg:d="M3100 2700v8650h600" svg:viewBox="0 0 601 8651">
          <text:p/>
        </draw:connector>
        <draw:connector draw:style-name="gr6" draw:text-style-name="P1" draw:layer="layout" svg:x1="3.1cm" svg:y1="2.7cm" svg:x2="3.7cm" svg:y2="12.85cm" draw:start-shape="id3" draw:start-glue-point="2" draw:end-shape="id7" draw:end-glue-point="3" svg:d="M3100 2700v10150h600" svg:viewBox="0 0 601 10151">
          <text:p/>
        </draw:connector>
        <draw:connector draw:style-name="gr6" draw:text-style-name="P1" draw:layer="layout" svg:x1="3.1cm" svg:y1="2.7cm" svg:x2="3.7cm" svg:y2="14.25cm" draw:start-shape="id3" draw:start-glue-point="2" draw:end-shape="id8" draw:end-glue-point="3" svg:d="M3100 2700v11550h600" svg:viewBox="0 0 601 11551">
          <text:p/>
        </draw:connector>
        <draw:connector draw:style-name="gr6" draw:text-style-name="P1" draw:layer="layout" svg:x1="3.1cm" svg:y1="2.7cm" svg:x2="3.7cm" svg:y2="15.85cm" draw:start-shape="id3" draw:start-glue-point="2" draw:end-shape="id9" draw:end-glue-point="3" svg:d="M3100 2700v13150h600" svg:viewBox="0 0 601 13151">
          <text:p/>
        </draw:connector>
        <draw:connector draw:style-name="gr6" draw:text-style-name="P1" draw:layer="layout" svg:x1="6.6cm" svg:y1="4.5cm" svg:x2="7.1cm" svg:y2="5.45cm" draw:start-shape="id4" draw:start-glue-point="2" draw:end-shape="id10" draw:end-glue-point="3" svg:d="M6600 4500v950h500" svg:viewBox="0 0 501 951">
          <text:p/>
        </draw:connector>
        <draw:connector draw:style-name="gr6" draw:text-style-name="P1" draw:layer="layout" svg:x1="6.7cm" svg:y1="7.3cm" svg:x2="7.1cm" svg:y2="8.25cm" draw:start-shape="id5" draw:start-glue-point="2" draw:end-shape="id1" draw:end-glue-point="3" svg:d="M6700 7300v950h400" svg:viewBox="0 0 401 951">
          <text:p/>
        </draw:connector>
        <draw:custom-shape draw:style-name="gr7" draw:text-style-name="P3" xml:id="id11" draw:id="id11" draw:layer="layout" svg:width="1.8cm" svg:height="0.9cm" svg:x="15.8cm" svg:y="9.2cm">
          <text:p text:style-name="P2">c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6cm" svg:y1="9.65cm" svg:x2="15.8cm" svg:y2="9.65cm" draw:start-shape="id2" draw:start-glue-point="1" draw:end-shape="id11" draw:end-glue-point="3" svg:d="M14600 9650h1200" svg:viewBox="0 0 1201 1">
          <text:p/>
        </draw:connector>
        <draw:custom-shape draw:style-name="gr7" draw:text-style-name="P3" xml:id="id12" draw:id="id12" draw:layer="layout" svg:width="1.8cm" svg:height="0.9cm" svg:x="15.8cm" svg:y="10.5cm">
          <text:p text:style-name="P2">c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6cm" svg:y1="9.65cm" svg:x2="15.8cm" svg:y2="10.95cm" draw:start-shape="id2" draw:start-glue-point="1" draw:end-shape="id12" draw:end-glue-point="3" svg:d="M14600 9650h600v1300h600" svg:viewBox="0 0 1201 1301">
          <text:p/>
        </draw:connector>
        <draw:custom-shape draw:style-name="gr7" draw:text-style-name="P3" xml:id="id13" draw:id="id13" draw:layer="layout" svg:width="1.8cm" svg:height="0.9cm" svg:x="15.8cm" svg:y="11.9cm">
          <text:p text:style-name="P2">c3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6cm" svg:y1="9.65cm" svg:x2="15.8cm" svg:y2="12.35cm" draw:start-shape="id2" draw:start-glue-point="1" draw:end-shape="id13" draw:end-glue-point="3" svg:d="M14600 9650h600v2700h600" svg:viewBox="0 0 1201 2701">
          <text:p/>
        </draw:connector>
        <draw:custom-shape draw:style-name="gr7" draw:text-style-name="P3" xml:id="id14" draw:id="id14" draw:layer="layout" svg:width="1.8cm" svg:height="0.9cm" svg:x="15.8cm" svg:y="13.2cm">
          <text:p text:style-name="P2">c90</text:p>
          <draw:enhanced-geometry svg:viewBox="0 0 21600 21600" draw:type="rectangle" draw:enhanced-path="M 0 0 L 21600 0 21600 21600 0 21600 0 0 Z N"/>
        </draw:custom-shape>
        <draw:custom-shape draw:style-name="gr7" draw:text-style-name="P3" xml:id="id15" draw:id="id15" draw:layer="layout" svg:width="1.8cm" svg:height="0.9cm" svg:x="15.8cm" svg:y="14.5cm">
          <text:p text:style-name="P2">c280</text:p>
          <draw:enhanced-geometry svg:viewBox="0 0 21600 21600" draw:type="rectangle" draw:enhanced-path="M 0 0 L 21600 0 21600 21600 0 21600 0 0 Z N"/>
        </draw:custom-shape>
        <draw:custom-shape draw:style-name="gr7" draw:text-style-name="P3" xml:id="id16" draw:id="id16" draw:layer="layout" svg:width="1.8cm" svg:height="0.9cm" svg:x="15.8cm" svg:y="15.7cm">
          <text:p text:style-name="P2">c28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6cm" svg:y1="9.65cm" svg:x2="15.8cm" svg:y2="13.65cm" draw:start-shape="id2" draw:start-glue-point="1" draw:end-shape="id14" draw:end-glue-point="3" svg:d="M14600 9650h600v4000h600" svg:viewBox="0 0 1201 4001">
          <text:p/>
        </draw:connector>
        <draw:connector draw:style-name="gr6" draw:text-style-name="P1" draw:layer="layout" svg:x1="14.6cm" svg:y1="9.65cm" svg:x2="15.8cm" svg:y2="14.95cm" draw:start-shape="id2" draw:start-glue-point="1" draw:end-shape="id15" draw:end-glue-point="3" svg:d="M14600 9650h600v5300h600" svg:viewBox="0 0 1201 5301">
          <text:p/>
        </draw:connector>
        <draw:connector draw:style-name="gr6" draw:text-style-name="P1" draw:layer="layout" svg:x1="14.6cm" svg:y1="9.65cm" svg:x2="15.8cm" svg:y2="16.15cm" draw:start-shape="id2" draw:start-glue-point="1" draw:end-shape="id16" draw:end-glue-point="3" svg:d="M14600 9650h600v6500h600" svg:viewBox="0 0 1201 6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1:04:54.217611876</meta:creation-date>
    <dc:date>2019-08-21T09:41:53.186242194</dc:date>
    <meta:editing-duration>PT46M41S</meta:editing-duration>
    <meta:editing-cycles>20</meta:editing-cycles>
    <meta:generator>LibreOffice/6.0.4.2$Linux_X86_64 LibreOffice_project/00m0$Build-2</meta:generator>
    <meta:document-statistic meta:object-count="32"/>
  </office:meta>
</office:document-meta>
</file>